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9" office:value-type="date" office:date-value="2024-06-30" calcext:value-type="date">
            <text:p>30/06/2024</text:p>
          </table:table-cell>
          <table:table-cell table:style-name="ce33" office:value-type="string" calcext:value-type="string">
            <text:p>Mens. 06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6">
            <text:p>PG – R$ 2.000,00</text:p>
            <text:p>20/12/2024</text:p>
          </table:table-cell>
          <table:table-cell table:style-name="ce77" table:number-columns-repeated="55"/>
        </table:table-row>
        <table:table-row table:style-name="ro2">
          <table:table-cell table:style-name="ce29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6]-[.F6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7]-[.F7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8]-[.F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9]-[.F9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0]-[.F10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1]-[.F11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2]-[.F12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3]-[.F13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4]-[.F14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5]-[.F15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6]-[.F16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/>
          <table:table-cell table:style-name="ce34" table:number-columns-repeated="5"/>
          <table:table-cell table:style-name="ce47" office:value-type="string" calcext:value-type="string">
            <text:p>TOTAL</text:p>
          </table:table-cell>
          <table:table-cell table:style-name="ce38" table:formula="of:=SUM([.H2:.H16])" office:value-type="float" office:value="2250" calcext:value-type="float">
            <text:p>2.250,00</text:p>
          </table:table-cell>
          <table:table-cell table:style-name="ce73"/>
          <table:table-cell table:style-name="ce74" table:number-columns-repeated="55"/>
        </table:table-row>
        <table:table-row table:style-name="ro2">
          <table:table-cell table:style-name="ce30"/>
          <table:table-cell table:style-name="ce35"/>
          <table:table-cell table:style-name="ce40" table:number-columns-repeated="2"/>
          <table:table-cell table:style-name="ce45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2">
          <table:table-cell table:style-name="ce30"/>
          <table:table-cell table:style-name="ce36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4">
          <table:table-cell table:style-name="ce30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1969">
          <table:table-cell table:style-name="ce31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4.004593805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4.0078384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